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svg:font-family="Courier" style:font-adornments="Regular" style:font-family-generic="modern" style:font-pitch="fixed"/>
    <style:font-face style:name="Courier New1" svg:font-family="'Courier New'" style:font-family-generic="modern" style:font-pitch="fixed"/>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LGC Sans" svg:font-family="'DejaVu LGC Sans'" style:font-family-generic="swiss" style:font-pitch="variable"/>
    <style:font-face style:name="Liberation Sans" svg:font-family="'Liberation Sans'" style:font-family-generic="swiss" style:font-pitch="variable"/>
    <style:font-face style:name="DejaVu LGC Sans1" svg:font-family="'DejaVu LGC Sans'"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Footer">
      <style:paragraph-properties fo:text-align="start" style:justify-single-word="false"/>
    </style:style>
    <style:style style:name="P4" style:family="paragraph" style:parent-style-name="Text_20_body">
      <style:text-properties fo:font-size="16pt" style:font-size-asian="16pt" style:font-size-complex="16pt"/>
    </style:style>
    <style:style style:name="P5" style:family="paragraph" style:parent-style-name="Text_20_body">
      <style:paragraph-properties fo:text-align="center" style:justify-single-word="false"/>
      <style:text-properties fo:font-size="36pt" fo:font-weight="bold" style:font-size-asian="36pt" style:font-weight-asian="bold" style:font-size-complex="36pt" style:font-weight-complex="bold"/>
    </style:style>
    <style:style style:name="P6" style:family="paragraph" style:parent-style-name="Text_20_body">
      <style:paragraph-properties fo:text-align="center" style:justify-single-word="false"/>
      <style:text-properties fo:font-size="36pt" style:font-size-asian="36pt" style:font-size-complex="36pt"/>
    </style:style>
    <style:style style:name="P7" style:family="paragraph" style:parent-style-name="Text_20_body_20_indent">
      <style:paragraph-properties fo:margin-top="0in" fo:margin-bottom="0in"/>
    </style:style>
    <style:style style:name="P8" style:family="paragraph" style:parent-style-name="Text_20_body">
      <style:paragraph-properties fo:margin-top="0in" fo:margin-bottom="0in">
        <style:tab-stops>
          <style:tab-stop style:position="0.2445in"/>
          <style:tab-stop style:position="0.489in"/>
          <style:tab-stop style:position="0.7335in"/>
          <style:tab-stop style:position="0.9772in"/>
          <style:tab-stop style:position="1.2346in"/>
        </style:tab-stops>
      </style:paragraph-properties>
      <style:text-properties fo:color="#666666" style:font-name="Liberation Mono" fo:font-size="8pt" style:font-size-asian="8pt" style:font-size-complex="8pt"/>
    </style:style>
    <style:style style:name="P9" style:family="paragraph" style:parent-style-name="Text_20_body">
      <style:paragraph-properties fo:margin-top="0in" fo:margin-bottom="0in"/>
      <style:text-properties fo:color="#666666" fo:font-weight="normal" style:font-weight-asian="normal" style:font-weight-complex="normal"/>
    </style:style>
    <style:style style:name="P10" style:family="paragraph" style:parent-style-name="Text_20_body">
      <style:paragraph-properties fo:margin-top="0in" fo:margin-bottom="0in"/>
      <style:text-properties fo:font-weight="bold" style:font-weight-asian="bold" style:font-weight-complex="bold"/>
    </style:style>
    <style:style style:name="P11" style:family="paragraph" style:parent-style-name="Text_20_body">
      <style:paragraph-properties fo:margin-top="0in" fo:margin-bottom="0in"/>
      <style:text-properties fo:font-style="italic" style:font-style-asian="italic" style:font-style-complex="italic"/>
    </style:style>
    <style:style style:name="P12" style:family="paragraph" style:parent-style-name="Preformatted_20_Text">
      <style:paragraph-properties fo:margin-top="0in" fo:margin-bottom="0in">
        <style:tab-stops>
          <style:tab-stop style:position="0.2445in"/>
          <style:tab-stop style:position="0.489in"/>
          <style:tab-stop style:position="0.7335in"/>
          <style:tab-stop style:position="0.9772in"/>
          <style:tab-stop style:position="1.2346in"/>
        </style:tab-stops>
      </style:paragraph-properties>
      <style:text-properties fo:font-size="8pt" style:font-size-asian="8pt" style:font-size-complex="8pt"/>
    </style:style>
    <style:style style:name="P13" style:family="paragraph" style:parent-style-name="Preformatted_20_Text">
      <style:paragraph-properties fo:margin-top="0in" fo:margin-bottom="0in">
        <style:tab-stops>
          <style:tab-stop style:position="0.2701in"/>
          <style:tab-stop style:position="1.1835in" style:type="right"/>
          <style:tab-stop style:position="1.2862in"/>
        </style:tab-stops>
      </style:paragraph-properties>
      <style:text-properties fo:font-size="8pt" style:font-size-asian="8pt" style:font-size-complex="8pt"/>
    </style:style>
    <style:style style:name="P14" style:family="paragraph" style:parent-style-name="Preformatted_20_Text">
      <style:paragraph-properties fo:margin-top="0in" fo:margin-bottom="0in">
        <style:tab-stops>
          <style:tab-stop style:position="0.2445in"/>
          <style:tab-stop style:position="0.489in"/>
          <style:tab-stop style:position="0.7335in"/>
          <style:tab-stop style:position="0.9772in"/>
          <style:tab-stop style:position="1.2346in"/>
        </style:tab-stops>
      </style:paragraph-properties>
      <style:text-properties fo:font-size="8pt" fo:font-weight="bold" style:font-size-asian="8pt" style:font-weight-asian="bold" style:font-size-complex="8pt" style:font-weight-complex="bold"/>
    </style:style>
    <style:style style:name="P15" style:family="paragraph" style:parent-style-name="Preformatted_20_Text">
      <style:paragraph-properties fo:margin-top="0in" fo:margin-bottom="0in">
        <style:tab-stops>
          <style:tab-stop style:position="0.2701in"/>
          <style:tab-stop style:position="1.1835in" style:type="right"/>
          <style:tab-stop style:position="1.2862in"/>
        </style:tab-stops>
      </style:paragraph-properties>
      <style:text-properties fo:font-size="8pt" fo:font-weight="bold" style:font-size-asian="8pt" style:font-weight-asian="bold" style:font-size-complex="8pt" style:font-weight-complex="bold"/>
    </style:style>
    <style:style style:name="P16" style:family="paragraph" style:parent-style-name="Preformatted_20_Text">
      <style:paragraph-properties fo:margin-top="0in" fo:margin-bottom="0in">
        <style:tab-stops>
          <style:tab-stop style:position="0.2445in"/>
          <style:tab-stop style:position="0.489in"/>
          <style:tab-stop style:position="0.7335in"/>
          <style:tab-stop style:position="0.9772in"/>
          <style:tab-stop style:position="1.2346in"/>
        </style:tab-stops>
      </style:paragraph-properties>
      <style:text-properties fo:color="#000080" fo:font-size="8pt" style:font-size-asian="8pt" style:font-size-complex="8pt"/>
    </style:style>
    <style:style style:name="P17" style:family="paragraph" style:parent-style-name="Preformatted_20_Text">
      <style:paragraph-properties fo:margin-top="0in" fo:margin-bottom="0in">
        <style:tab-stops>
          <style:tab-stop style:position="0.2445in"/>
          <style:tab-stop style:position="0.489in"/>
          <style:tab-stop style:position="0.7335in"/>
          <style:tab-stop style:position="1.4791in" style:type="right"/>
          <style:tab-stop style:position="1.5689in"/>
        </style:tab-stops>
      </style:paragraph-properties>
      <style:text-properties fo:color="#000080" fo:font-size="8pt" fo:font-style="italic" style:font-size-asian="8pt" style:font-style-asian="italic" style:font-size-complex="8pt" style:font-style-complex="italic"/>
    </style:style>
    <style:style style:name="P18" style:family="paragraph" style:parent-style-name="Preformatted_20_Text">
      <style:paragraph-properties fo:margin-top="0in" fo:margin-bottom="0in">
        <style:tab-stops>
          <style:tab-stop style:position="0.2445in"/>
          <style:tab-stop style:position="0.489in"/>
          <style:tab-stop style:position="0.7335in"/>
          <style:tab-stop style:position="0.9772in"/>
          <style:tab-stop style:position="1.2346in"/>
        </style:tab-stops>
      </style:paragraph-properties>
      <style:text-properties fo:color="#000080" fo:font-size="8pt" fo:font-style="italic" style:font-size-asian="8pt" style:font-style-asian="italic" style:font-size-complex="8pt" style:font-style-complex="italic"/>
    </style:style>
    <style:style style:name="P19" style:family="paragraph" style:parent-style-name="Preformatted_20_Text">
      <style:paragraph-properties fo:margin-top="0in" fo:margin-bottom="0in">
        <style:tab-stops>
          <style:tab-stop style:position="0.2445in"/>
          <style:tab-stop style:position="0.489in"/>
          <style:tab-stop style:position="0.7335in"/>
          <style:tab-stop style:position="0.9772in"/>
          <style:tab-stop style:position="1.4661in" style:type="right"/>
        </style:tab-stops>
      </style:paragraph-properties>
    </style:style>
    <style:style style:name="P20" style:family="paragraph" style:parent-style-name="Preformatted_20_Text">
      <style:paragraph-properties fo:margin-top="0in" fo:margin-bottom="0in">
        <style:tab-stops>
          <style:tab-stop style:position="0.2445in"/>
          <style:tab-stop style:position="0.489in"/>
          <style:tab-stop style:position="0.7335in"/>
          <style:tab-stop style:position="0.9772in"/>
          <style:tab-stop style:position="1.2346in"/>
        </style:tab-stops>
      </style:paragraph-properties>
      <style:text-properties fo:color="#666666" fo:font-size="8pt" style:font-size-asian="8pt" style:font-size-complex="8pt"/>
    </style:style>
    <style:style style:name="P21" style:family="paragraph" style:parent-style-name="Preformatted_20_Text">
      <style:paragraph-properties>
        <style:tab-stops>
          <style:tab-stop style:position="0.2445in"/>
          <style:tab-stop style:position="0.5016in"/>
        </style:tab-stops>
      </style:paragraph-properties>
    </style:style>
    <style:style style:name="P22" style:family="paragraph" style:parent-style-name="Preformatted_20_Text">
      <style:paragraph-properties>
        <style:tab-stops>
          <style:tab-stop style:position="0.2445in"/>
          <style:tab-stop style:position="0.5016in"/>
        </style:tab-stops>
      </style:paragraph-properties>
      <style:text-properties fo:font-size="8pt" style:font-size-asian="8pt" style:font-size-complex="8pt"/>
    </style:style>
    <style:style style:name="P23" style:family="paragraph" style:parent-style-name="Preformatted_20_Text">
      <style:text-properties fo:color="#666666" fo:font-size="8pt" style:font-size-asian="8pt" style:font-size-complex="8pt"/>
    </style:style>
    <style:style style:name="P24" style:family="paragraph" style:parent-style-name="Preformatted_20_Text">
      <style:paragraph-properties>
        <style:tab-stops>
          <style:tab-stop style:position="0.7335in"/>
        </style:tab-stops>
      </style:paragraph-properties>
      <style:text-properties fo:color="#666666" fo:font-size="8pt" style:font-size-asian="8pt" style:font-size-complex="8pt"/>
    </style:style>
    <style:style style:name="P25" style:family="paragraph" style:parent-style-name="Preformatted_20_Text">
      <style:text-properties fo:color="#000080" fo:font-size="8pt" fo:font-style="italic" style:font-size-asian="8pt" style:font-style-asian="italic" style:font-size-complex="8pt" style:font-style-complex="italic"/>
    </style:style>
    <style:style style:name="P26" style:family="paragraph" style:parent-style-name="Text_20_body">
      <style:paragraph-properties fo:margin-left="0.4925in" fo:margin-right="0in" fo:text-indent="0in" style:auto-text-indent="false"/>
    </style:style>
    <style:style style:name="P27" style:family="paragraph" style:parent-style-name="Standard">
      <style:paragraph-properties fo:margin-left="0.4925in" fo:margin-right="0in" fo:text-indent="0in" style:auto-text-indent="false"/>
    </style:style>
    <style:style style:name="P28" style:family="paragraph" style:parent-style-name="Standard">
      <style:paragraph-properties fo:margin-left="0.4925in" fo:margin-right="0in" fo:text-indent="0in" style:auto-text-indent="false"/>
      <style:text-properties fo:font-weight="normal" style:font-weight-asian="normal" style:font-weight-complex="normal"/>
    </style:style>
    <style:style style:name="P29" style:family="paragraph" style:parent-style-name="Text_20_body_20_indent">
      <style:paragraph-properties fo:margin-left="0.4925in" fo:margin-right="0in" fo:text-indent="0in" style:auto-text-indent="false"/>
    </style:style>
    <style:style style:name="P30" style:family="paragraph" style:parent-style-name="Standard">
      <style:paragraph-properties fo:margin-left="0in" fo:margin-right="0in" fo:text-indent="0in" style:auto-text-indent="false"/>
    </style:style>
    <style:style style:name="P31" style:family="paragraph" style:parent-style-name="Standard">
      <style:paragraph-properties fo:margin-left="0in" fo:margin-right="0in" fo:text-indent="0in" style:auto-text-indent="false"/>
      <style:text-properties fo:font-weight="normal" style:font-weight-asian="normal" style:font-weight-complex="normal"/>
    </style:style>
    <style:style style:name="P32" style:family="paragraph" style:parent-style-name="Contents_20_3">
      <style:paragraph-properties>
        <style:tab-stops>
          <style:tab-stop style:position="6.5319in" style:type="right" style:leader-style="dotted" style:leader-text="."/>
        </style:tab-stops>
      </style:paragraph-properties>
    </style:style>
    <style:style style:name="P33" style:family="paragraph" style:parent-style-name="Contents_20_2">
      <style:paragraph-properties>
        <style:tab-stops>
          <style:tab-stop style:position="6.7283in" style:type="right" style:leader-style="dotted" style:leader-text="."/>
        </style:tab-stops>
      </style:paragraph-properties>
    </style:style>
    <style:style style:name="P34" style:family="paragraph" style:parent-style-name="Text_20_body" style:list-style-name="L2"/>
    <style:style style:name="P35" style:family="paragraph" style:parent-style-name="Text_20_body" style:list-style-name="L3"/>
    <style:style style:name="P36" style:family="paragraph" style:parent-style-name="Text_20_body" style:list-style-name="L6">
      <style:paragraph-properties fo:margin-left="0.9846in" fo:margin-right="0in" fo:text-indent="-0.25in" style:auto-text-indent="false"/>
    </style:style>
    <style:style style:name="P37" style:family="paragraph" style:parent-style-name="Text_20_body" style:list-style-name="L3">
      <style:paragraph-properties fo:margin-left="0.9846in" fo:margin-right="0in" fo:text-indent="-0.25in" style:auto-text-indent="false"/>
    </style:style>
    <style:style style:name="P38" style:family="paragraph" style:parent-style-name="Text_20_body" style:list-style-name="L6">
      <style:paragraph-properties fo:margin-left="1.4772in" fo:margin-right="0in" fo:text-indent="-0.25in" style:auto-text-indent="false"/>
    </style:style>
    <style:style style:name="P39" style:family="paragraph" style:parent-style-name="Text_20_body" style:list-style-name="L3">
      <style:paragraph-properties fo:margin-left="0in" fo:margin-right="0in" fo:text-indent="0in" style:auto-text-indent="false"/>
    </style:style>
    <style:style style:name="P40" style:family="paragraph" style:list-style-name="L3">
      <style:paragraph-properties fo:margin-left="0.4925in" fo:margin-right="0in" fo:text-indent="-0.25in" style:auto-text-indent="false"/>
    </style:style>
    <style:style style:name="P41" style:family="paragraph" style:parent-style-name="Heading_20_2">
      <style:paragraph-properties fo:break-before="page"/>
    </style:style>
    <style:style style:name="P42" style:family="paragraph" style:parent-style-name="Heading_20_5">
      <style:paragraph-properties fo:margin-left="0.4925in" fo:margin-right="0in" fo:text-indent="0in" style:auto-text-indent="false"/>
    </style:style>
    <style:style style:name="P43" style:family="paragraph" style:parent-style-name="Standard" style:list-style-name="L7">
      <style:paragraph-properties fo:margin-left="0.9846in" fo:margin-right="0in" fo:text-indent="-0.25in" style:auto-text-indent="false"/>
    </style:style>
    <style:style style:name="P44" style:family="paragraph" style:parent-style-name="Standard" style:list-style-name="L7">
      <style:paragraph-properties fo:margin-left="1.4772in" fo:margin-right="0in" fo:text-indent="-0.25in" style:auto-text-indent="false"/>
    </style:style>
    <style:style style:name="P45" style:family="paragraph" style:parent-style-name="Standard" style:list-style-name="L8">
      <style:paragraph-properties fo:margin-left="0in" fo:margin-right="0in" fo:text-indent="0in" style:auto-text-indent="false"/>
    </style:style>
    <style:style style:name="P46" style:family="paragraph" style:parent-style-name="Text_20_body_20_indent" style:list-style-name="L9"/>
    <style:style style:name="P47" style:family="paragraph" style:parent-style-name="Text_20_body_20_indent" style:list-style-name="L10"/>
    <style:style style:name="P48" style:family="paragraph" style:parent-style-name="Text_20_body_20_indent">
      <style:text-properties fo:color="#008000"/>
    </style:style>
    <style:style style:name="P49" style:family="paragraph" style:parent-style-name="Text_20_body_20_indent" style:list-style-name="L4">
      <style:paragraph-properties fo:margin-top="0in" fo:margin-bottom="0in"/>
    </style:style>
    <style:style style:name="P50" style:family="paragraph" style:parent-style-name="Text_20_body_20_indent" style:list-style-name="L4">
      <style:paragraph-properties fo:margin-left="0in" fo:margin-right="0in" fo:margin-top="0in" fo:margin-bottom="0in" fo:text-indent="0in" style:auto-text-indent="false"/>
    </style:style>
    <style:style style:name="P51" style:family="paragraph" style:parent-style-name="Text_20_body_20_indent" style:list-style-name="L5">
      <style:paragraph-properties fo:margin-left="0.9846in" fo:margin-right="0in" fo:text-indent="-0.25in" style:auto-text-indent="false"/>
    </style:style>
    <style:style style:name="P52" style:family="paragraph" style:parent-style-name="Text_20_body_20_indent" style:list-style-name="L10">
      <style:paragraph-properties fo:margin-left="0.9846in" fo:margin-right="0in" fo:text-indent="-0.25in" style:auto-text-indent="false"/>
    </style:style>
    <style:style style:name="P53" style:family="paragraph" style:parent-style-name="Heading_20_4">
      <style:text-properties fo:font-weight="bold" style:font-weight-asian="bold" style:font-weight-complex="bold"/>
    </style:style>
    <style:style style:name="P54" style:family="paragraph" style:parent-style-name="Heading_20_4">
      <style:text-properties style:text-line-through-style="solid"/>
    </style:style>
    <style:style style:name="P55" style:family="paragraph" style:parent-style-name="Contents_20_Heading">
      <style:paragraph-properties fo:break-before="page"/>
    </style:style>
    <style:style style:name="P56" style:family="paragraph" style:parent-style-name="Contents_20_1">
      <style:paragraph-properties>
        <style:tab-stops>
          <style:tab-stop style:position="6.9252in" style:type="right" style:leader-style="dotted" style:leader-text="."/>
        </style:tab-stops>
      </style:paragraph-properties>
    </style:style>
    <style:style style:name="P57" style:family="paragraph" style:parent-style-name="Heading_20_1">
      <style:paragraph-properties fo:break-before="page"/>
    </style:style>
    <style:style style:name="P58" style:family="paragraph" style:parent-style-name="Contents_20_5">
      <style:paragraph-properties>
        <style:tab-stops>
          <style:tab-stop style:position="6.139in" style:type="right" style:leader-style="dotted" style:leader-text="."/>
        </style:tab-stops>
      </style:paragraph-properties>
    </style:style>
    <style:style style:name="P59"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fo:font-size="8pt" style:font-size-asian="8pt" style:font-size-complex="8pt"/>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color="#000080" fo:font-size="8pt" fo:font-style="italic" style:font-size-asian="8pt" style:font-style-asian="italic" style:font-size-complex="8pt" style:font-style-complex="italic"/>
    </style:style>
    <style:style style:name="T5" style:family="text">
      <style:text-properties fo:color="#000080" fo:font-style="italic" style:font-style-asian="italic" style:font-style-complex="italic"/>
    </style:style>
    <style:style style:name="T6" style:family="text">
      <style:text-properties fo:color="#000080" style:font-name="Liberation Mono" fo:font-size="8pt" style:font-size-asian="8pt" style:font-size-complex="8pt"/>
    </style:style>
    <style:style style:name="T7" style:family="text">
      <style:text-properties fo:font-weight="bold" style:font-weight-asian="bold" style:font-weight-complex="bold"/>
    </style:style>
    <style:style style:name="T8" style:family="text">
      <style:text-properties fo:color="#666666"/>
    </style:style>
    <style:style style:name="T9" style:family="text">
      <style:text-properties fo:color="#008000"/>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5">Sample Tracking</text:p>
      <text:p text:style-name="P6">Search</text:p>
      <text:table-of-content text:style-name="Sect1" text:protected="true" text:name="Table of Contents1">
        <text:table-of-content-source text:outline-level="5">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5">Table of Contents</text:p>
          </text:index-title>
          <text:p text:style-name="P56">Inconsistent Underscores<text:tab/>3</text:p>
          <text:p text:style-name="P59">Modifying Summary's format:<text:tab/>3</text:p>
          <text:p text:style-name="P59">Custom Field Indexer:<text:tab/>3</text:p>
          <text:p text:style-name="P59">Modifying the creation script:<text:tab/>3</text:p>
          <text:p text:style-name="P56">Quick Search<text:tab/>3</text:p>
          <text:p text:style-name="P33">Simulating Jump to Sample by BACID<text:tab/>3</text:p>
          <text:p text:style-name="P59">Code<text:tab/>3</text:p>
          <text:p text:style-name="P32">'Quick Searching' for a BACID<text:tab/>4</text:p>
          <text:p text:style-name="P56">Implementation details<text:tab/>5</text:p>
          <text:p text:style-name="P33">Modifying the search form to submit to a new action<text:tab/>5</text:p>
          <text:p text:style-name="P33">Code Path for QuickSearch's Action<text:tab/>6</text:p>
          <text:p text:style-name="P59">QuickSearch<text:tab/>6</text:p>
          <text:p text:style-name="P58">doExecute<text:tab/>6</text:p>
          <text:p text:style-name="P58">getKey<text:tab/>6</text:p>
          <text:p text:style-name="P58">getSearchProject<text:tab/>6</text:p>
          <text:p text:style-name="P59">JiraKeyUtils<text:tab/>6</text:p>
          <text:p text:style-name="P58">isValidIssueKey<text:tab/>6</text:p>
          <text:p text:style-name="P58">validProjectKey<text:tab/>7</text:p>
          <text:p text:style-name="P59">ProductionKeyMatcher?<text:tab/>7</text:p>
          <text:p text:style-name="P58">isValidProjectKey<text:tab/>7</text:p>
          <text:p text:style-name="P59">DefaultQueryCreator<text:tab/>7</text:p>
          <text:p text:style-name="P58">QuickSearchHandlers<text:tab/>7</text:p>
          <text:p text:style-name="P58">createQuery<text:tab/>8</text:p>
          <text:p text:style-name="P59">QuickSearchResult<text:tab/>8</text:p>
          <text:p text:style-name="P59">SingleWordQuickSearchHandler<text:tab/>8</text:p>
          <text:p text:style-name="P59">PrefixedSingleWordQuickSearchHandler (Single Word)<text:tab/>8</text:p>
          <text:p text:style-name="P59">VersionQuickSearchHander (Prefixed Single Word)<text:tab/>9</text:p>
          <text:p text:style-name="P59">DateQuickSearchHandler (Single Word)<text:tab/>9</text:p>
          <text:p text:style-name="P59">Notes:<text:tab/>9</text:p>
          <text:p text:style-name="P33">Searching from within a Plug-in<text:tab/>10</text:p>
        </text:index-body>
      </text:table-of-content>
      <text:p text:style-name="Text_20_body"/>
      <text:h text:style-name="P57" text:outline-level="1">Inconsistent Underscores</text:h>
      <text:p text:style-name="Text_20_body">Jira doesn't handle underscores consistently. If the underscore is between two words then the values are inserted into the index as two separate words with no underscore. If the underscore is preceded or followed by a number then it is indexed as the whole value including the underscore. <text:s/>When searching no replacement of underscores is done and so searching for 'a_b' will not match Issues that contain 'a_b' while searching for 'a1_b' will match issues that contain 'a1_b'.</text:p>
      <text:p text:style-name="Text_20_body">Possible solutions are:</text:p>
      <text:h text:style-name="Heading_20_4" text:outline-level="4">Modifying Summary's format:</text:h>
      <text:p text:style-name="Text_20_body_20_indent">If we modify the spec so that Summary uses spaces in place of underscores, e.g. 'giv3 xxx 36020', then searching by DB, Collection Code and BAC ID will all work without further modifications. BAC ID will still require quotes around the number to stop JIRA attempting to open the Issue with the same number. Sample ID can be left with the underscores if preferred, although it can't be searched via the Quick Search box.</text:p>
      <text:h text:style-name="P54" text:outline-level="4">Custom Field Indexer:</text:h>
      <text:p text:style-name="Text_20_body_20_indent">The summary is an internal JIRA field and can't be implemented by a Custom Field or have a Custom Field Searcher associated with it. </text:p>
      <text:h text:style-name="Heading_20_4" text:outline-level="4"><text:span text:style-name="T9">Modifying the creation script:</text:span></text:h>
      <text:p text:style-name="P48">The values that make up summary are already in other fields. These values could be inserted into another field separated by spaces. The only real option for this is Description. </text:p>
      <text:p text:style-name="P48">The advantage of this over a custom workflow action is the ease of implementation.</text:p>
      <text:p text:style-name="Text_20_body_20_indent"><text:span text:style-name="T9">Modifying the existing Issues may be more complex.</text:span></text:p>
      <text:h text:style-name="Heading_20_1" text:outline-level="1">Quick Search</text:h>
      <text:h text:style-name="Heading_20_2" text:outline-level="2">Simulating Jump to Sample by BACID</text:h>
      <text:p text:style-name="Text_20_body">The 'Quick Search' box's jump to issue functionality only works when using JIRA's own IDs. If searching by Sample ID or BAC ID can be made to work then the following modification will redirect the browser from the search page to the browse Issue page if a search returns only one Issue. This has the following limitations:</text:p>
      <text:list xml:id="list300745922" text:style-name="L2">
        <text:list-item>
          <text:p text:style-name="P34">It effects all projects</text:p>
        </text:list-item>
        <text:list-item>
          <text:p text:style-name="P34">It requires two page loads from the server (probably not significant)</text:p>
        </text:list-item>
        <text:list-item>
          <text:p text:style-name="P34">The modification will effect any search that returns a single Issue, including those made in the Issue Navigator.</text:p>
        </text:list-item>
      </text:list>
      <text:p text:style-name="Text_20_body">The changes need to be made to:</text:p>
      <text:p text:style-name="code"><text:tab/>/atlassian-jira/secure/views/navigator/navigator.jsp</text:p>
      <text:p text:style-name="Text_20_body">The following code should be inserted between </text:p>
      <text:p text:style-name="code"><text:tab/>&lt;%@ taglib uri="webwork" prefix="webwork" %&gt;</text:p>
      <text:p text:style-name="Text_20_body">and</text:p>
      <text:p text:style-name="code"><text:tab/>&lt;HTML&gt;</text:p>
      <text:p text:style-name="Text_20_body">at the top of the file. The added code is evaluated after the search has been carried out but before the results have been output.</text:p>
      <text:h text:style-name="Heading_20_4" text:outline-level="4">Code</text:h>
      <text:p text:style-name="code">&lt;%-- start of section added to allow simple search to return a bug using other key fields--%&gt; </text:p>
      <text:p text:style-name="code"/>
      <text:p text:style-name="code"><text:soft-page-break/>&lt;%@ page import="com.atlassian.jira.web.action.issue.IssueSearchResultsAction" %&gt; </text:p>
      <text:p text:style-name="code">&lt;%@ page import="com.atlassian.jira.issue.search.SearchException" %&gt; </text:p>
      <text:p text:style-name="code">&lt;%@ page import="com.atlassian.jira.issue.search.SearchResults" %&gt; </text:p>
      <text:p text:style-name="code">&lt;%@ page import="com.atlassian.jira.issue.Issue" %&gt; </text:p>
      <text:p text:style-name="code">&lt;%@ page import="java.util.List" %&gt; </text:p>
      <text:p text:style-name="code"/>
      <text:p text:style-name="code">&lt;webwork:if test="/searchResults/total == 1"&gt; </text:p>
      <text:p text:style-name="code">&lt;webwork:property value="/" id="issueSearchResultsAction" /&gt; </text:p>
      <text:p text:style-name="code">&lt;% </text:p>
      <text:p text:style-name="code"><text:s text:c="4"/>IssueSearchResultsAction issueSearchResultsAction = </text:p>
      <text:p text:style-name="code"><text:tab/><text:tab/>(IssueSearchResultsAction) request.getAttribute("issueSearchResultsAction"); </text:p>
      <text:p text:style-name="code"><text:s text:c="4"/>try { </text:p>
      <text:p text:style-name="code"><text:tab/>if (issueSearchResultsAction != null) { </text:p>
      <text:p text:style-name="code"><text:tab/> <text:s text:c="3"/>//throws SearchException </text:p>
      <text:p text:style-name="code"><text:tab/> <text:s text:c="3"/>SearchResults searchResults = issueSearchResultsAction.getSearchResults(); </text:p>
      <text:p text:style-name="code"><text:tab/> <text:s text:c="3"/>if (searchResults != null) { </text:p>
      <text:p text:style-name="code"><text:tab/><text:tab/>//getIssues only returns the Issues for the current page. i.e.</text:p>
      <text:p text:style-name="code"><text:tab/><text:tab/>//&lt;#issues&gt; mod &lt;#issues per page&gt;. Just getting one issue back, </text:p>
      <text:p text:style-name="code"><text:tab/><text:tab/>//from this method, therefor doesn't prove that only one issue </text:p>
      <text:p text:style-name="code"><text:tab/><text:tab/>//matched. We also have to check that only one page of issues exists. </text:p>
      <text:p text:style-name="code"><text:tab/><text:tab/>// i.e. floor(&lt;#issues&gt; / &lt;#issues per page&gt;) + 1 == 1</text:p>
      <text:p text:style-name="code"><text:tab/><text:tab/>List pages = searchResults.getPages(); </text:p>
      <text:p text:style-name="code"><text:tab/><text:tab/>if (pages != null &amp;&amp; pages.size() == 1) { </text:p>
      <text:p text:style-name="code"><text:tab/><text:tab/> <text:s text:c="3"/>//only one page. If that one page only contains 1 issue we know </text:p>
      <text:p text:style-name="code"><text:tab/><text:tab/> <text:s text:c="3"/>//that the search was for a unique value. </text:p>
      <text:p text:style-name="code"><text:tab/><text:tab/> <text:s text:c="3"/>List&lt;Issue&gt; issues = searchResults.getIssues(); </text:p>
      <text:p text:style-name="code"><text:tab/><text:tab/> <text:s text:c="3"/>if (issues != null &amp;&amp; issues.size() == 1) { </text:p>
      <text:p text:style-name="code"><text:tab/><text:tab/><text:tab/>Issue issue = issues.get(0); </text:p>
      <text:p text:style-name="code"><text:tab/><text:tab/><text:tab/>String key = issue.getKey(); </text:p>
      <text:p text:style-name="code"><text:tab/><text:tab/><text:tab/>response.sendRedirect(request.getContextPath()+"/browse/"+key); </text:p>
      <text:p text:style-name="code"><text:tab/><text:tab/> <text:s text:c="3"/>} //end if 1 issue </text:p>
      <text:p text:style-name="code"><text:tab/><text:tab/>} //end if 1 page </text:p>
      <text:p text:style-name="code"><text:tab/> <text:s text:c="3"/>} //end if searchResults </text:p>
      <text:p text:style-name="code"><text:tab/>} //end if issueSearchResultsAction </text:p>
      <text:p text:style-name="code"><text:s text:c="4"/>} catch (SearchException e) { </text:p>
      <text:p text:style-name="code"><text:tab/>//ignore our added bit and hope that the main page will show an error message </text:p>
      <text:p text:style-name="code"><text:s text:c="4"/>}<text:tab/> </text:p>
      <text:p text:style-name="code">%&gt; </text:p>
      <text:p text:style-name="code">&lt;/webwork:if&gt; </text:p>
      <text:p text:style-name="code">&lt;%-- end--%&gt; </text:p>
      <text:h text:style-name="Heading_20_3" text:outline-level="3"><text:span text:style-name="T9"/></text:h>
      <text:h text:style-name="Heading_20_3" text:outline-level="3">'Quick Searching' for a BACID</text:h>
      <text:p text:style-name="Text_20_body">JIRA includes a number of extensions to search that can be used only in the quick search box. These are mostly in the format [a-z]+: (e.g. 'created: today'). While JIRA provides no mechanism to add to these it is possible to intercept the action used by quick search. Unfortunately adding functionality to the existing action is hampered by the lack of an interface to access the original actions functions through.</text:p>
      <text:p text:style-name="Text_20_body">Intercepting the search at this point provides the following advantages:</text:p>
      <text:list xml:id="list687871674" text:style-name="L3">
        <text:list-item>
          <text:p text:style-name="P35">The project can be tested to limit the impact of changes to other users</text:p>
        </text:list-item>
        <text:list-item>
          <text:p text:style-name="P35">Actions can be packaged in a plug-in. This provides:</text:p>
        </text:list-item>
        <text:list-item>
          <text:p text:style-name="P37">Configuration through the GUI</text:p>
        </text:list-item>
        <text:list-item>
          <text:p text:style-name="P37">Ease of re-applying after an upgrade</text:p>
          <text:p text:style-name="P39">By intercepting the action but passing it through to the original handler after modifying the query there is no need to have direct access to Quick Search's implementation.</text:p>
        </text:list-item>
        <text:list-item>
          <text:p text:style-name="P35">The simplest change would be to wrap numbers in quotes, to avoid them being interpreted as project IDs</text:p>
        </text:list-item>
        <text:list-item>
          <text:p text:style-name="P37">It is unknown if anyone uses the numbers only Issue look-up format.</text:p>
        </text:list-item>
        <text:list-item>
          <text:p>Adding queries for specific fields would be even better but is not possible as quick search doesn't support these.</text:p>
        </text:list-item>
      </text:list>
      <text:h text:style-name="P57" text:outline-level="1">Implementation details</text:h>
      <text:h text:style-name="Heading_20_2" text:outline-level="2">Modifying the search form to submit to a new action</text:h>
      <text:p text:style-name="Text_20_body">A combination of a javascript hijack of the page (probably from a custom footer) and an alternate QuickSearch URL is probably the best way to intercept (and modify) Quick Search requests. The advantage of this method is that if the javascript fails QuickSearch will revert to its normal behavior. The existing QuickSearch action can only be intercepted once and so if any other plug-in attempts this then the results may be hard to predict, probably depending on the order the plug-ins are loaded.</text:p>
      <text:p text:style-name="Text_20_body">The javascript to modify the url a form submits to is below:</text:p>
      <text:p text:style-name="Preformatted_20_Text"><text:bookmark-start text:name="DDE_LINK4"/>&lt;script type="text/javascript"&gt;</text:p>
      <text:p text:style-name="Preformatted_20_Text"><text:span text:style-name="Source_20_Text">jQuery(document).ready(function() {</text:span></text:p>
      <text:p text:style-name="Preformatted_20_Text"><text:tab/>var theForm=document.getElementById("theForm");</text:p>
      <text:p text:style-name="Preformatted_20_Text"><text:tab/>theForm.action = newtarget;</text:p>
      <text:p text:style-name="Preformatted_20_Text"><text:span text:style-name="Source_20_Text">});</text:span></text:p>
      <text:p text:style-name="Preformatted_20_Text">&lt;/script&gt;<text:bookmark-end text:name="DDE_LINK4"/></text:p>
      <text:p text:style-name="Preformatted_20_Text"/>
      <text:p text:style-name="Standard">The HTML comes from WEB-INF/classes/templates/plugins/topnavigation/topnav.vm</text:p>
      <text:p text:style-name="Standard">(The parts in italics are the values that appear in the rendered HTML).</text:p>
      <text:p text:style-name="Standard"/>
      <text:p text:style-name="P8"><text:s/>#if ($hasAnyProjects) </text:p>
      <text:p text:style-name="P12"><text:span text:style-name="T7">&lt;form id="quicksearch" action="</text:span><text:span text:style-name="T8">${baseurl}</text:span><text:span text:style-name="T7">/secure/QuickSearch.jspa" method="post"&gt;</text:span></text:p>
      <text:p text:style-name="P12"><text:tab/><text:span text:style-name="T7">&lt;label for="quickSearchInput" class="overlabel"&gt;</text:span></text:p>
      <text:p text:style-name="P12"><text:tab/><text:tab/><text:span text:style-name="T8">$i18n.getText('alt.text.quicksearch') </text:span></text:p>
      <text:p text:style-name="P16"><text:tab/><text:tab/><text:span text:style-name="T2">Quick Search</text:span></text:p>
      <text:p text:style-name="P14"><text:tab/><text:tab/>&lt;span id="quicksearchhelp" class="informationBox"&gt;</text:p>
      <text:p text:style-name="P24"><text:tab/>#set ($helpURL = "&lt;a href='$quickSearchHelpPath.url' target='_jirahelp'&gt;") </text:p>
      <text:p text:style-name="P23"><text:s text:c="25"/>$i18n.getText('alt.text.quicksearch.learn.more', $helpURL, "&lt;/a&gt;") </text:p>
      <text:p text:style-name="P16"><text:tab/><text:tab/><text:tab/><text:span text:style-name="T2">Learn more about</text:span></text:p>
      <text:p text:style-name="P17"><text:tab/><text:tab/><text:tab/>&lt;a <text:tab/>target =<text:tab/>'_jirahelp' </text:p>
      <text:p text:style-name="P19"><text:span text:style-name="T4"><text:tab/><text:tab/><text:tab/><text:tab/><text:tab/>href =<text:tab/> '</text:span><text:span text:style-name="T6">http://docs.atlassian.com/jira/docs-040/Using+Quick+Search?clicked=jirahelp</text:span><text:span text:style-name="T4">'&gt;</text:span></text:p>
      <text:p text:style-name="P25"><text:tab/><text:tab/><text:tab/><text:tab/>Quick Search</text:p>
      <text:p text:style-name="P18"><text:tab/><text:tab/><text:tab/>&lt;/a&gt;</text:p>
      <text:p text:style-name="P14"><text:tab/><text:tab/>&lt;/span&gt;</text:p>
      <text:p text:style-name="P14"><text:tab/>&lt;/label&gt;</text:p>
      <text:p text:style-name="P15"><text:tab/>&lt;input <text:tab/>id =<text:tab/>"quickSearchInput" </text:p>
      <text:p text:style-name="P15"><text:tab/><text:tab/>class =<text:tab/>"quickSearchInput" </text:p>
      <text:p text:style-name="P13"><text:span text:style-name="T7"><text:tab/><text:tab/>title =<text:tab/>"</text:span><text:span text:style-name="T8">$i18n.getText('alt.text.quicksearch.title')</text:span><text:span text:style-name="T7">"</text:span></text:p>
      <text:p text:style-name="P13"><text:tab/><text:tab/><text:tab/><text:span text:style-name="T3">"</text:span><text:span text:style-name="T5">Go directly to an issue by typing a valid issue key, or run a free-text search.</text:span><text:span text:style-name="T3">"</text:span></text:p>
      <text:p text:style-name="P13"><text:tab/><text:tab/><text:span text:style-name="T7">type =<text:tab/>"text" </text:span></text:p>
      <text:p text:style-name="P15"><text:tab/><text:tab/>size =<text:tab/>"25" </text:p>
      <text:p text:style-name="P15"><text:tab/><text:tab/>name =<text:tab/>"searchString" </text:p>
      <text:p text:style-name="P15"><text:tab/><text:tab/>accessKey =<text:tab/>"q" <text:s/></text:p>
      <text:p text:style-name="P15"><text:tab/><text:tab/>valign =<text:tab/>"absmiddle" /&gt;</text:p>
      <text:p text:style-name="P14">&lt;/form&gt;</text:p>
      <text:p text:style-name="P20">#end </text:p>
      <text:p text:style-name="P20"/>
      <text:p text:style-name="P10">Bold = in both the template and the HTML produced</text:p>
      <text:p text:style-name="P9">Plain = only in the template</text:p>
      <text:p text:style-name="P11">Italic = only in the resultant HTML</text:p>
      <text:p text:style-name="P11"/>
      <text:p text:style-name="Text_20_body">The form's ID is 'quicksearch', which seems likely to be fairly stable through version changes. None of the Javascript in the page references it.</text:p>
      <text:p text:style-name="Text_20_body">includes/navigator/quick-search-reverse.jsp - refers to quick search. It is included in 'includes/navigator/table.jsp' and 'secure/views/navigator/advancedsearch.jsp'. It appears to be used to place a message if the search has been modified by quick search and to offer to carry out the original search.</text:p>
      <text:p text:style-name="Text_20_body">includes/js/jira-global.js - includes adding a tool tip to quicksearch</text:p>
      <text:list xml:id="list1583145206" text:continue-numbering="true" text:style-name="L3">
        <text:list-item>
          <text:list>
            <text:list-header>
              <text:p text:style-name="P35">com.atlassian.auiplugin:ajs.js contains a function called 'autocomplete' which may be associated with the field.</text:p>
            </text:list-header>
          </text:list>
        </text:list-item>
      </text:list>
      <text:h text:style-name="P41" text:outline-level="2">Code Path for QuickSearch's Action</text:h>
      <text:h text:style-name="Heading_20_4" text:outline-level="4">QuickSearch</text:h>
      <text:p text:style-name="Text_20_body_20_indent">Has quite a deep ancestry. It's family tree is given below, the bracketed and italicized names are the interfaces added with that class, although not necessarily implemented by it.</text:p>
      <text:list xml:id="list1160803093" text:style-name="L4">
        <text:list-item>
          <text:p text:style-name="P49">JiraWebActionSupport (<text:span text:style-name="T2">ErrorCollection</text:span>)</text:p>
        </text:list-item>
        <text:list-item>
          <text:p text:style-name="P49">JiraActionSupport (<text:span text:style-name="T2">I18nHelper, CommandDriven</text:span>)</text:p>
        </text:list-item>
        <text:list-item>
          <text:p text:style-name="P49">ActionSupport (<text:span text:style-name="T2">IllegalArgumentAware, Serilizable, </text:span><text:span text:style-name="T3">Action</text:span>)</text:p>
          <text:p text:style-name="P50"/>
        </text:list-item>
      </text:list>
      <text:p text:style-name="Text_20_body_20_indent">The Action methods implemented in Quick Search are doExecute and a bean method setSearchString. The bean method is set to the value of 'searchString' in the query, if it is present.</text:p>
      <text:h text:style-name="Heading_20_5" text:outline-level="5">doExecute</text:h>
      <text:p text:style-name="P29">The doExecute method is the equivalent of the main method in an application.</text:p>
      <text:list xml:id="list1687397425" text:style-name="L5">
        <text:list-item>
          <text:p text:style-name="P51">Attempts to parse the search string as an issue key, via getKey</text:p>
        </text:list-item>
        <text:list-item>
          <text:p text:style-name="P51">If that fails It uses a QueryCreator to convert the search string into a URL that the request is forwarded to.</text:p>
        </text:list-item>
      </text:list>
      <text:h text:style-name="Heading_20_5" text:outline-level="5">getKey</text:h>
      <text:p text:style-name="P26">This method attempts to parse the search string as an issue key. </text:p>
      <text:p text:style-name="P26">It first tests if the string is already valid by calling JiraKeyUtilities.validIssueKey. If it is then the search string is passed back. </text:p>
      <text:p text:style-name="P26">If the search string isn't a valid key then an attempt is made to parse it as a number and to then add the project prefix. If parsing as a number didn't fail then getSearchProject is called in an attempt to determine what project is being worked on. If a project is returned then the key of the search project, and if necessary a hyphen, are pre-pended to the search string to form an issue key.</text:p>
      <text:p text:style-name="P26">If none of the attempts worked then null is returned.</text:p>
      <text:p text:style-name="P26"/>
      <text:h text:style-name="Heading_20_5" text:outline-level="5">getSearchProject</text:h>
      <text:p text:style-name="P26">getSelectedProjectObject on the super class JiraWebActionSupport is tried first. That method uses the UserProjectHistoryManager to attempt to find the most recently used project that the user still has permission to browse.</text:p>
      <text:p text:style-name="P26">If the first attempt fails then getBrowsableProjects on ProjectActionSupport is called which uses the permission manager to list all of the projects that the user has permission to browse. If the user only has one project that they could be using then that project is selected.</text:p>
      <text:p text:style-name="P26">If neither of these work then null is returned.</text:p>
      <text:h text:style-name="Heading_20_4" text:outline-level="4">JiraKeyUtils</text:h>
      <text:p text:style-name="Text_20_body_20_indent">This class contains methods that can be used to parsing a string to determine if it's format is correct to be used as an Issue key. </text:p>
      <text:h text:style-name="Heading_20_5" text:outline-level="5">isValidIssueKey</text:h>
      <text:p text:style-name="P26">QuickSearch calls this method from its getKey method. The method tests:</text:p>
      <text:list xml:id="list2179353448" text:style-name="L6">
        <text:list-item>
          <text:p text:style-name="P36">if the key is null then null is returned</text:p>
        </text:list-item>
        <text:list-item>
          <text:p text:style-name="P36">if the key contains a hyphen (xxxx-yyyy) then</text:p>
        </text:list-item>
        <text:list-item>
          <text:p text:style-name="P38">The first part of the key is tested to see if it is a valid project code, using <text:soft-page-break/>JiraKeyUtils.validProjectKey</text:p>
        </text:list-item>
        <text:list-item>
          <text:p text:style-name="P38">The second part of the key is tested to see if it has at least 1 character and that all of the characters are numbers.</text:p>
        </text:list-item>
        <text:list-item>
          <text:p text:style-name="P36">if the key passes both tests then it is returned, otherwise null is returned.</text:p>
        </text:list-item>
      </text:list>
      <text:h text:style-name="Heading_20_5" text:outline-level="5">validProjectKey</text:h>
      <text:p text:style-name="P26">This delegates to a KeyMatcher calling the isValidProjectKey method</text:p>
      <text:p text:style-name="P26"/>
      <text:h text:style-name="Heading_20_4" text:outline-level="4">ProductionKeyMatcher?</text:h>
      <text:h text:style-name="Heading_20_5" text:outline-level="5">isValidProjectKey</text:h>
      <text:p text:style-name="P26">The key is tested to ensure it is not null or empty.</text:p>
      <text:p text:style-name="P26">The key is then tested against the regular expression defined in the application properties' property jira.projectkey.pattern. The default for this is ([A-Z][A-Z]+) which ensures that the key contains only capital letters and has at least two characters.</text:p>
      <text:h text:style-name="Heading_20_4" text:outline-level="4">DefaultQueryCreator</text:h>
      <text:p text:style-name="Text_20_body_20_indent">This class is an implementation of QueryCreator. It appears to have been registered with the dependency injection framework as it appears as part of the constructor for the Quick Search Action. Its purpose appears to be to convert the string entered into the quick search box into a series of parameters that are passed on to Issue Navigator's Action handler. I expect the format is mimicking that used by the 'custom' searcher's in the Issue Navigator's page.</text:p>
      <text:h text:style-name="Heading_20_5" text:outline-level="5">QuickSearchHandlers</text:h>
      <text:p text:style-name="P29">Contains a hard-coded collection of QuickSearchHandler objects. The search string is passed to these handlers in turn, with each removing any of the terms that it is able to convert into part of the QuickSeachResult (that will later become the query string for the search URL). The handlers are all extensions of other, abstract, handlers. The name in brackets after the searcher's class indicates which searcher it extends.</text:p>
      <text:list xml:id="list108808760" text:style-name="L7">
        <text:list-item>
          <text:p text:style-name="P43">ProjectQuickSearchHandler (Single Word)</text:p>
        </text:list-item>
        <text:list-item>
          <text:p text:style-name="P44">getProjectByKey using &lt;word&gt;</text:p>
        </text:list-item>
        <text:list-item>
          <text:p text:style-name="P44">getProjectByName using &lt;word&gt;</text:p>
        </text:list-item>
        <text:list-item>
          <text:p text:style-name="P44">adds "pid" = project.id</text:p>
        </text:list-item>
        <text:list-item>
          <text:p text:style-name="P43">IssueTypeQuickSearchHandler (Single Word)</text:p>
        </text:list-item>
        <text:list-item>
          <text:p text:style-name="P44">get IssueType from &lt;word&gt;</text:p>
        </text:list-item>
        <text:list-item>
          <text:p text:style-name="P44">try with 'S'/'s' removed from &lt;word&gt;</text:p>
        </text:list-item>
        <text:list-item>
          <text:p text:style-name="P44">adds "type" = <text:s/>type.id</text:p>
        </text:list-item>
        <text:list-item>
          <text:p text:style-name="P43">StatusQuickSearchHandler (Single Word)</text:p>
        </text:list-item>
        <text:list-item>
          <text:p text:style-name="P44">get Status</text:p>
        </text:list-item>
        <text:list-item>
          <text:p text:style-name="P44">adds "status" = status.id</text:p>
        </text:list-item>
        <text:list-item>
          <text:p text:style-name="P43">FixForQuickSearchHandler (<text:bookmark-start text:name="DDE_LINK2"/><text:bookmark-start text:name="DDE_LINK"/>Version)<text:bookmark-end text:name="DDE_LINK2"/><text:bookmark-end text:name="DDE_LINK"/></text:p>
        </text:list-item>
        <text:list-item>
          <text:p text:style-name="P44">get versions prefixed by ff:</text:p>
        </text:list-item>
        <text:list-item>
          <text:p text:style-name="P44">adds "fixfor" = version.id</text:p>
        </text:list-item>
        <text:list-item>
          <text:p text:style-name="P43">RaisedInVersionQuickSearchHandler (<text:bookmark-start text:name="DDE_LINK21"/><text:bookmark-start text:name="DDE_LINK1"/>Version)<text:bookmark-end text:name="DDE_LINK21"/><text:bookmark-end text:name="DDE_LINK1"/></text:p>
        </text:list-item>
        <text:list-item>
          <text:p text:style-name="P44"><text:bookmark-start text:name="DDE_LINK3"/>get versions prefixed by v:</text:p>
        </text:list-item>
        <text:list-item>
          <text:p text:style-name="P44">adds "version" = version.id<text:bookmark-end text:name="DDE_LINK3"/></text:p>
        </text:list-item>
        <text:list-item>
          <text:p text:style-name="P43">ComponentQuickSearchHandler (Prefixed Single Word)</text:p>
        </text:list-item>
        <text:list-item>
          <text:p text:style-name="P44">get components prefixed by c:</text:p>
        </text:list-item>
        <text:list-item>
          <text:p text:style-name="P44">adds "component" = component.id</text:p>
        </text:list-item>
        <text:list-item>
          <text:p text:style-name="P43">MyIssuesQuickSearchHandler (Single Word)</text:p>
        </text:list-item>
        <text:list-item>
          <text:p text:style-name="P44">#can't see source</text:p>
        </text:list-item>
        <text:list-item>
          <text:p text:style-name="P43"><text:soft-page-break/>OverdueQuickSearchHandler (Single Word)</text:p>
        </text:list-item>
        <text:list-item>
          <text:p text:style-name="P44">#can't see source</text:p>
        </text:list-item>
        <text:list-item>
          <text:p text:style-name="P43">ResolutionQuickSearchHandler (Single Word)</text:p>
        </text:list-item>
        <text:list-item>
          <text:p text:style-name="P44">getResoultionsByName using &lt;word&gt;</text:p>
        </text:list-item>
        <text:list-item>
          <text:p text:style-name="P44">adds "resolution" = resolution.id</text:p>
        </text:list-item>
        <text:list-item>
          <text:p text:style-name="P44">if &lt;word&gt; = 'unresolved"</text:p>
        </text:list-item>
        <text:list-item>
          <text:p text:style-name="P44">adds "resolution" = -1</text:p>
        </text:list-item>
        <text:list-item>
          <text:p text:style-name="P43">PriorityQuickSearchHandler (Single Word)</text:p>
        </text:list-item>
        <text:list-item>
          <text:p text:style-name="P44">getPriorities and filter by &lt;word&gt;</text:p>
        </text:list-item>
        <text:list-item>
          <text:p text:style-name="P44">adds "priority" = status.id</text:p>
        </text:list-item>
        <text:list-item>
          <text:p text:style-name="P43">CreatedQuickSearchHandler (Date)</text:p>
        </text:list-item>
        <text:list-item>
          <text:p text:style-name="P44">dates prefixed by "created:"</text:p>
        </text:list-item>
        <text:list-item>
          <text:p text:style-name="P44">adds "created" = date</text:p>
        </text:list-item>
        <text:list-item>
          <text:p text:style-name="P43">UpdatedQuickSearchHandler (Date)</text:p>
        </text:list-item>
        <text:list-item>
          <text:p text:style-name="P44">dates prefixed by "updated:"</text:p>
        </text:list-item>
        <text:list-item>
          <text:p text:style-name="P44">adds "updated" = date</text:p>
        </text:list-item>
        <text:list-item>
          <text:p text:style-name="P43">DueDateQuickSearchHandler (Date)</text:p>
        </text:list-item>
        <text:list-item>
          <text:p text:style-name="P44">dates prefixed by "due:"</text:p>
        </text:list-item>
        <text:list-item>
          <text:p text:style-name="P44">adds "duedate" = date</text:p>
        </text:list-item>
      </text:list>
      <text:list xml:id="list1061357953" text:style-name="L8">
        <text:list-header>
          <text:p text:style-name="P45"/>
        </text:list-header>
      </text:list>
      <text:p text:style-name="P29">The abstract classes that these are based on described further below.</text:p>
      <text:p text:style-name="P29">The query handlers are private, final and lack any accessor methods. If they could be modified they would provide a very good method of extending the functionality of the quick search. </text:p>
      <text:h text:style-name="P42" text:outline-level="5">createQuery</text:h>
      <text:p text:style-name="P26">This is the method that creates the QuickSearchResult object, passes it and the query to the QuickSearchHandlers and produces the final URL. Beyond the handler based conversion of the string it also:</text:p>
      <text:p text:style-name="P26">Returns a pre-set URL if there is no query (IssueNavigator.jspa?mode=show)</text:p>
      <text:p text:style-name="P26">If there are still words in the query string that no handler has removed then these are added to the URL as the parameter 'query'</text:p>
      <text:p text:style-name="P26">If one or more words were processed and removed by the handlers two extra parameters are added: 'usedQuickSearch' which is always set to 'true' and 'originalQuickSearchQuery' which is set to the search string as it was before the handlers modified it. These are used to provide the option in the navigator of using the whole string that was put in the quick search box for a text search.</text:p>
      <text:h text:style-name="Heading_20_4" text:outline-level="4">QuickSearchResult</text:h>
      <text:p text:style-name="Text_20_body_20_indent">This is a container for two items, the current state of the query string while it is being modified by the handlers and the URL parameters that have been generated by the handlers.</text:p>
      <text:p text:style-name="Text_20_body_20_indent">It also contains a method 'getQueryString' which converts the map of URL parameters into a query string, for inclusion by DefaultQueryCreator.createQuery</text:p>
      <text:h text:style-name="P53" text:outline-level="4">SingleWordQuickSearchHandler</text:h>
      <text:p text:style-name="Text_20_body_20_indent">Splits the string based on spaces. passes the word to the implementation's 'handleWord' method. If that method returns a Map then:</text:p>
      <text:list xml:id="list1020783967" text:style-name="L9">
        <text:list-item>
          <text:p text:style-name="P46">The word is removed from the search</text:p>
        </text:list-item>
        <text:list-item>
          <text:p text:style-name="P46">The QuickSearchResults object is updated with the contents of the returned map.</text:p>
        </text:list-item>
      </text:list>
      <text:p text:style-name="P27"/>
      <text:h text:style-name="Heading_20_4" text:outline-level="4">PrefixedSingleWordQuickSearchHandler (Single Word)</text:h>
      <text:p text:style-name="Text_20_body_20_indent">Implements handleWord, passing a subset of the words to the implementation's handleWordSuffix <text:soft-page-break/>method. The filtering is done by testing if the words prefix matches that returned by the implementations getPrefix method. Before passing the word to the handleWordSuffix method the first prefix.length characters are removed.</text:p>
      <text:p text:style-name="P30"/>
      <text:h text:style-name="Heading_20_4" text:outline-level="4">VersionQuickSearchHander (Prefixed Single Word)</text:h>
      <text:list xml:id="list2050251410" text:style-name="L10">
        <text:list-item>
          <text:p text:style-name="P47">Uses a ProjectAwareQuickSearchHandler to get any project values from the QuickSearchResult object. </text:p>
        </text:list-item>
        <text:list-item>
          <text:p text:style-name="P47">For each project the versions are retrieved. </text:p>
        </text:list-item>
        <text:list-item>
          <text:p text:style-name="P47">For each version its name is compared to the suffix. </text:p>
        </text:list-item>
        <text:list-item>
          <text:p text:style-name="P52">If it matches then the value from the implementations getSearchParamName is used to add version.id to the SearchResults.</text:p>
        </text:list-item>
      </text:list>
      <text:p text:style-name="P31"/>
      <text:h text:style-name="Heading_20_4" text:outline-level="4">DateQuickSearchHandler (Single Word)</text:h>
      <text:p text:style-name="Text_20_body_20_indent">Checks for the prefix from the implementation's getPrefix method. Strips the prefix. Maps</text:p>
      <text:p text:style-name="P28">today -&gt; <text:tab/>&lt;param name&gt;:after:=&lt;today's date&gt; </text:p>
      <text:p text:style-name="P28"><text:tab/><text:tab/>&lt;param name&gt;:before:=&lt;tomorrow's date&gt;</text:p>
      <text:p text:style-name="P28">yesterday -&gt;<text:tab/>&lt;param name&gt;:after:=&lt;yesterday's date&gt; </text:p>
      <text:p text:style-name="P28"><text:tab/><text:tab/>&lt;param name&gt;:before:=&lt;today's date&gt;</text:p>
      <text:p text:style-name="P28">tomorrow -&gt;<text:tab/>&lt;param name&gt;:after:=&lt;tomorrow's date&gt;</text:p>
      <text:p text:style-name="P28"><text:tab/><text:tab/>&lt;param name&gt;:before:=&lt;(tomorrow + 1)'s date&gt;</text:p>
      <text:p text:style-name="P7">If it contains a comma then</text:p>
      <text:p text:style-name="P28">xxxx,yyyy -&gt;<text:tab/>&lt;param name&gt;:previous:=xxxx</text:p>
      <text:p text:style-name="P28"><text:tab/><text:tab/>&lt;param name&gt;:next:=yyyy</text:p>
      <text:p text:style-name="P7">otherwise</text:p>
      <text:p text:style-name="P28">xxxx -&gt;<text:tab/>&lt;param name&gt;:previous:=xxxx</text:p>
      <text:p text:style-name="P28">(param name comes from the implementation's getSearchParamName method.)</text:p>
      <text:p text:style-name="Text_20_body_20_indent"/>
      <text:h text:style-name="Heading_20_4" text:outline-level="4">Notes:</text:h>
      <text:p text:style-name="Text_20_body_20_indent">A class that replaces QuickSearch will have to duplicate quite a bit of the code owing to hard-coding and private methods. Seemingly the most sensible place to make a modification would be by adding to the QuickSearch handlers but this would require replicating much of DefaultQueryCreator as the list of handlers is hard-coded and cannot be modified from outside the class.</text:p>
      <text:p text:style-name="Text_20_body_20_indent">The main problem is in the implementation of getKey which returns a value if the search string can be parsed as a number even if no valid project is associated with it.</text:p>
      <text:p text:style-name="Text_20_body_20_indent">Passing the number through to a full text search would allow bac-id's to be used in the search box</text:p>
      <text:p text:style-name="Text_20_body_20_indent">If no project was specified and the most recent project was Sample Tracking then se a full text search.</text:p>
      <text:p text:style-name="Text_20_body_20_indent">Adding a quick search handler for bac:xxxxx would be familiar and unlikely to affect any other user group.</text:p>
      <text:h text:style-name="P41" text:outline-level="2">Searching from within a Plug-in</text:h>
      <text:p text:style-name="P21"><text:span text:style-name="Source_20_Text"><text:span text:style-name="T1">public</text:span></text:span><text:span text:style-name="T1"> </text:span><text:span text:style-name="Source_20_Text"><text:span text:style-name="T1">Collection getRecentlyUpdatedIssues(Browser browser) {</text:span></text:span></text:p>
      <text:p text:style-name="P21"><text:span text:style-name="Source_20_Text"><text:span text:style-name="T1"><text:tab/>List issues = null;</text:span></text:span></text:p>
      <text:p text:style-name="P21"><text:span text:style-name="Source_20_Text"><text:span text:style-name="T1"><text:tab/>try</text:span></text:span><text:span text:style-name="T1"> </text:span><text:span text:style-name="Source_20_Text"><text:span text:style-name="T1">{</text:span></text:span></text:p>
      <text:p text:style-name="P21"><text:span text:style-name="Source_20_Text"><text:span text:style-name="T1"><text:tab/><text:tab/>// Create a Search Request to get the list of issues</text:span></text:span></text:p>
      <text:p text:style-name="P21"><text:span text:style-name="Source_20_Text"><text:span text:style-name="T1"><text:tab/><text:tab/>SearchRequest searchRequest = new</text:span></text:span><text:span text:style-name="T1"> </text:span><text:span text:style-name="Source_20_Text"><text:span text:style-name="T1">SearchRequest(browser.getRemoteUser());</text:span></text:span></text:p>
      <text:p text:style-name="P22"/>
      <text:p text:style-name="P21"><text:span text:style-name="Source_20_Text"><text:span text:style-name="T1"><text:tab/><text:tab/>// Only get issues for the current project</text:span></text:span></text:p>
      <text:p text:style-name="P21"><text:span text:style-name="Source_20_Text"><text:span text:style-name="T1"><text:tab/><text:tab/>searchRequest.addParameter(new</text:span></text:span><text:span text:style-name="T1"> </text:span><text:span text:style-name="Source_20_Text"><text:span text:style-name="T1">ProjectParameter(browser.getSelectedProject().getLong("id")));</text:span></text:span></text:p>
      <text:p text:style-name="P22"/>
      <text:p text:style-name="P21"><text:span text:style-name="Source_20_Text"><text:span text:style-name="T1"><text:tab/><text:tab/>// Only get issues updated in the last week</text:span></text:span></text:p>
      <text:p text:style-name="P21"><text:span text:style-name="Source_20_Text"><text:span text:style-name="T1"><text:tab/><text:tab/>Date startDate = new</text:span></text:span><text:span text:style-name="T1"> </text:span><text:span text:style-name="Source_20_Text"><text:span text:style-name="T1">Date(System.currentTimeMillis() - ONE_WEEK);</text:span></text:span></text:p>
      <text:p text:style-name="P21"><text:span text:style-name="Source_20_Text"><text:span text:style-name="T1"><text:tab/><text:tab/>searchRequest.addParameter(</text:span></text:span></text:p>
      <text:p text:style-name="P21"><text:span text:style-name="Source_20_Text"><text:span text:style-name="T1"><text:tab/><text:tab/><text:tab/>new</text:span></text:span><text:span text:style-name="T1"> </text:span><text:span text:style-name="Source_20_Text"><text:span text:style-name="T1">AbsoluteDateRangeParameter(DocumentConstants.ISSUE_UPDATED, startDate, null));</text:span></text:span></text:p>
      <text:p text:style-name="P21"><text:span text:style-name="Source_20_Text"><text:span text:style-name="T1"/></text:span></text:p>
      <text:p text:style-name="P21"><text:span text:style-name="Source_20_Text"><text:span text:style-name="T1"><text:tab/><text:tab/>// Sort the issues by issue updated time</text:span></text:span></text:p>
      <text:p text:style-name="P21"><text:span text:style-name="Source_20_Text"><text:span text:style-name="T1"><text:tab/><text:tab/>searchRequest.addSearchSort(</text:span></text:span></text:p>
      <text:p text:style-name="P21"><text:span text:style-name="Source_20_Text"><text:span text:style-name="T1"><text:tab/><text:tab/><text:tab/>new</text:span></text:span><text:span text:style-name="T1"> </text:span><text:span text:style-name="Source_20_Text"><text:span text:style-name="T1">SearchSort(NavigableField.ORDER_DESCENDING, IssueFieldConstants.UPDATED));</text:span></text:span></text:p>
      <text:p text:style-name="P22"/>
      <text:p text:style-name="P21"><text:span text:style-name="Source_20_Text"><text:span text:style-name="T1"><text:tab/><text:tab/>// Do the search, return the list of issues.</text:span></text:span></text:p>
      <text:p text:style-name="P21"><text:span text:style-name="Source_20_Text"><text:span text:style-name="T1"><text:tab/><text:tab/>issues = searchProvider.search(searchRequest, browser.getRemoteUser(),PAGER_FILTER).getIssues();</text:span></text:span></text:p>
      <text:p text:style-name="P21"><text:span text:style-name="Source_20_Text"><text:span text:style-name="T1"/></text:span></text:p>
      <text:p text:style-name="P21"><text:span text:style-name="Source_20_Text"><text:span text:style-name="T1"><text:tab/>} catch</text:span></text:span><text:span text:style-name="T1"> </text:span><text:span text:style-name="Source_20_Text"><text:span text:style-name="T1">(Exception e) {</text:span></text:span></text:p>
      <text:p text:style-name="P21"><text:span text:style-name="Source_20_Text"><text:span text:style-name="T1"><text:tab/><text:tab/>log.error("Error finding recently updated issues: " + e, e);</text:span></text:span></text:p>
      <text:p text:style-name="P21"><text:span text:style-name="Source_20_Text"><text:span text:style-name="T1"><text:tab/>}</text:span></text:span></text:p>
      <text:p text:style-name="P22"/>
      <text:p text:style-name="P21"><text:span text:style-name="Source_20_Text"><text:span text:style-name="T1"><text:tab/>return</text:span></text:span><text:span text:style-name="T1"> </text:span><text:span text:style-name="Source_20_Text"><text:span text:style-name="T1">issues;</text:span></text:span></text:p>
      <text:p text:style-name="P21"><text:span text:style-name="Source_20_Text"><text:span text:style-name="T1">}</text:span></text:span></text:p>
      <text:p text:style-name="Text_20_body"/>
      <text:p text:style-name="Text_20_body">The above way of searching is limited to the current user. For a plug-in that waits for all Issues in a batch to reach a certain stage <text:s/>the simplest search would be <text:bookmark-start text:name="DDE_LINK5"/>"are their any Issues in this batch and not at the required step?"<text:bookmark-end text:name="DDE_LINK5"/> The above method of querying would actually query for "are their any Issues in this batch and not at the required step and that I can edit?" We can't tell what state the Issues the user can't edit are in.</text:p>
      <text:p text:style-name="Text_20_body">To avoid it being restricted by the user's permissions the query needs to be carried out at a lower level:</text:p>
      <text:p text:style-name="Text_20_body"/>
      <text:p text:style-name="Standard"><text:span text:style-name="Teletype"><text:span text:style-name="T1">//Create a query builder</text:span></text:span></text:p>
      <text:p text:style-name="Standard"><text:span text:style-name="Teletype"><text:span text:style-name="T1">JqlQueryBuilder queryBuilder = JqlQueryBuilder.newBuilder();</text:span></text:span></text:p>
      <text:p text:style-name="Standard"><text:span text:style-name="Teletype"><text:span text:style-name="T1"/></text:span></text:p>
      <text:p text:style-name="Standard"><text:span text:style-name="Teletype"><text:span text:style-name="T1">//get a clause builder</text:span></text:span></text:p>
      <text:p text:style-name="Standard"><text:span text:style-name="Teletype"><text:span text:style-name="T1">//the defaultAnd method gets a builder that doesn't need to be </text:span></text:span></text:p>
      <text:p text:style-name="Standard"><text:span text:style-name="Teletype"><text:span text:style-name="T1">//passed query seperators, as though they are being parsed.</text:span></text:span></text:p>
      <text:p text:style-name="Standard"><text:span text:style-name="Teletype"><text:span text:style-name="T1">//It just and's everything</text:span></text:span></text:p>
      <text:p text:style-name="Standard"><text:span text:style-name="Teletype"><text:span text:style-name="T1">JqlClauseBuilder whereBuilder = queryBuilder.where().defaultAnd();</text:span></text:span></text:p>
      <text:p text:style-name="Standard"><text:span text:style-name="Teletype"><text:span text:style-name="T1"/></text:span></text:p>
      <text:p text:style-name="Standard"><text:span text:style-name="Teletype"><text:span text:style-name="T1">whereBuilder.issueType(issueType.getString("id"));</text:span></text:span></text:p>
      <text:p text:style-name="Standard"><text:span text:style-name="Teletype"><text:span text:style-name="T1">whereBuilder.project(getProjectId());</text:span></text:span></text:p>
      <text:p text:style-name="Standard"><text:span text:style-name="Teletype"><text:span text:style-name="T1"/></text:span></text:p>
      <text:p text:style-name="Standard"><text:span text:style-name="Teletype"><text:span text:style-name="T1">//avoid being limited by the user, as we want to know if any exist, not if the user can see them.</text:span></text:span></text:p>
      <text:p text:style-name="Standard"><text:span text:style-name="Teletype"><text:span text:style-name="T1">searchProvider.searchCountOverrideSecurity(queryBuilder.buildQuery(), getRemoteUse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svg:font-family="Courier" style:font-adornments="Regular" style:font-family-generic="modern" style:font-pitch="fixed"/>
    <style:font-face style:name="Courier New1" svg:font-family="'Courier New'" style:font-family-generic="modern" style:font-pitch="fixed"/>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LGC Sans" svg:font-family="'DejaVu LGC Sans'" style:font-family-generic="swiss" style:font-pitch="variable"/>
    <style:font-face style:name="Liberation Sans" svg:font-family="'Liberation Sans'" style:font-family-generic="swiss" style:font-pitch="variable"/>
    <style:font-face style:name="DejaVu LGC Sans1" svg:font-family="'DejaVu LGC Sans'" style:font-family-generic="system" style:font-pitch="variable"/>
  </office:font-face-decls>
  <office:styles>
    <draw:hatch draw:name="Hatch_20_10" draw:display-name="Hatch 10" draw:style="single" draw:color="#ffffff" draw:distance="0.013in" draw:rotation="450"/>
    <draw:hatch draw:name="Hatch_20_11" draw:display-name="Hatch 11" draw:style="single" draw:color="#ffffff" draw:distance="0.013in" draw:rotation="450"/>
    <draw:hatch draw:name="Hatch_20_12" draw:display-name="Hatch 12" draw:style="single" draw:color="#ffffff" draw:distance="0.0228in" draw:rotation="450"/>
    <draw:hatch draw:name="Hatch_20_13" draw:display-name="Hatch 13" draw:style="single" draw:color="#ffffff" draw:distance="0.013in" draw:rotation="450"/>
    <draw:hatch draw:name="Hatch_20_14" draw:display-name="Hatch 14" draw:style="single" draw:color="#ffffff" draw:distance="0.013in" draw:rotation="450"/>
    <draw:hatch draw:name="Hatch_20_15" draw:display-name="Hatch 15" draw:style="single" draw:color="#ffffff" draw:distance="0.013in" draw:rotation="450"/>
    <draw:hatch draw:name="Hatch_20_16" draw:display-name="Hatch 16" draw:style="single" draw:color="#ffffff" draw:distance="0.013in" draw:rotation="450"/>
    <draw:hatch draw:name="Hatch_20_2" draw:display-name="Hatch 2" draw:style="single" draw:color="#ffffff" draw:distance="0.013in" draw:rotation="450"/>
    <draw:hatch draw:name="Hatch_20_23" draw:display-name="Hatch 23" draw:style="single" draw:color="#ffffff" draw:distance="0.0228in" draw:rotation="450"/>
    <draw:hatch draw:name="Hatch_20_24" draw:display-name="Hatch 24" draw:style="single" draw:color="#ffffff" draw:distance="0.0228in" draw:rotation="450"/>
    <draw:hatch draw:name="Hatch_20_25" draw:display-name="Hatch 25" draw:style="single" draw:color="#ffffff" draw:distance="0.0228in" draw:rotation="450"/>
    <draw:hatch draw:name="Hatch_20_26" draw:display-name="Hatch 26" draw:style="single" draw:color="#ffffff" draw:distance="0.0228in" draw:rotation="450"/>
    <draw:hatch draw:name="Hatch_20_27" draw:display-name="Hatch 27" draw:style="single" draw:color="#ffffff" draw:distance="0.0228in" draw:rotation="450"/>
    <draw:hatch draw:name="Hatch_20_28" draw:display-name="Hatch 28" draw:style="single" draw:color="#ffffff" draw:distance="0.0228in" draw:rotation="450"/>
    <draw:hatch draw:name="Hatch_20_3" draw:display-name="Hatch 3" draw:style="single" draw:color="#ffffff" draw:distance="0.0228in" draw:rotation="450"/>
    <draw:hatch draw:name="Hatch_20_30" draw:display-name="Hatch 30" draw:style="single" draw:color="#ffffff" draw:distance="0.0228in" draw:rotation="450"/>
    <draw:hatch draw:name="Hatch_20_31" draw:display-name="Hatch 31" draw:style="single" draw:color="#ffffff" draw:distance="0.0228in" draw:rotation="450"/>
    <draw:hatch draw:name="Hatch_20_32" draw:display-name="Hatch 32" draw:style="single" draw:color="#ffffff" draw:distance="0.0228in" draw:rotation="450"/>
    <draw:hatch draw:name="Hatch_20_33" draw:display-name="Hatch 33" draw:style="single" draw:color="#ffffff" draw:distance="0.0228in" draw:rotation="450"/>
    <draw:hatch draw:name="Hatch_20_34" draw:display-name="Hatch 34" draw:style="single" draw:color="#ffffff" draw:distance="0.013in" draw:rotation="450"/>
    <draw:hatch draw:name="Hatch_20_35" draw:display-name="Hatch 35" draw:style="single" draw:color="#ffffff" draw:distance="0.013in" draw:rotation="450"/>
    <draw:hatch draw:name="Hatch_20_36" draw:display-name="Hatch 36" draw:style="single" draw:color="#ffffff" draw:distance="0.013in" draw:rotation="450"/>
    <draw:hatch draw:name="Hatch_20_37" draw:display-name="Hatch 37" draw:style="single" draw:color="#ffffff" draw:distance="0.013in" draw:rotation="450"/>
    <draw:hatch draw:name="Hatch_20_4" draw:display-name="Hatch 4" draw:style="single" draw:color="#ffffff" draw:distance="0.0228in" draw:rotation="450"/>
    <draw:hatch draw:name="Hatch_20_5" draw:display-name="Hatch 5" draw:style="single" draw:color="#ffffff" draw:distance="0.0228in" draw:rotation="450"/>
    <draw:hatch draw:name="Hatch_20_6" draw:display-name="Hatch 6" draw:style="single" draw:color="#ffffff" draw:distance="0.0228in" draw:rotation="450"/>
    <draw:hatch draw:name="Hatch_20_7" draw:display-name="Hatch 7" draw:style="single" draw:color="#ffffff" draw:distance="0.0228in" draw:rotation="450"/>
    <draw:hatch draw:name="Hatch_20_8" draw:display-name="Hatch 8" draw:style="single" draw:color="#ffffff" draw:distance="0.0228in" draw:rotation="450"/>
    <draw:hatch draw:name="Hatch_20_9" draw:display-name="Hatch 9" draw:style="single" draw:color="#ffffff" draw:distance="0.0228in" draw:rotation="450"/>
    <draw:hatch draw:name="white" draw:style="single" draw:color="#ffffff" draw:distance="0.0228in" draw:rotation="450"/>
    <draw:marker draw:name="Arrow" svg:viewBox="0 0 20 30" svg:d="m10 0-10 30h20z"/>
    <draw:stroke-dash draw:name="Dash_20_3" draw:display-name="Dash 3" draw:style="rect" draw:dots1="1" draw:dots1-length="0.0063in" draw:dots2="1" draw:dots2-length="0.0063in" draw:distance="0.0063in"/>
    <draw:stroke-dash draw:name="Dash_20_5" draw:display-name="Dash 5" draw:style="rect" draw:dots1="1" draw:dots1-length="0.0063in" draw:dots2="1" draw:dots2-length="0.0063in" draw:distance="0.0063in"/>
    <draw:stroke-dash draw:name="Dash_20_6" draw:display-name="Dash 6" draw:style="rect" draw:dots1="1" draw:dots1-length="0.0063in" draw:dots2="1" draw:dots2-length="0.0063in" draw:distance="0.0063in"/>
    <draw:stroke-dash draw:name="Ultrafine_20_Dashed" draw:display-name="Ultrafine Dashed" draw:style="rect" draw:dots1="1" draw:dots1-length="0.0114in" draw:dots2="1" draw:dots2-length="0.0114in" draw:distance="0.0114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1" style:font-size-asian="12pt" style:language-asian="zh" style:country-asian="CN" style:font-name-complex="DejaVu LGC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1" style:font-size-asian="14pt" style:font-name-complex="DejaVu LGC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style:page-number="auto" fo:padding="0in" fo:border-left="none" fo:border-right="none" fo:border-top="none" fo:border-bottom="0.0138in solid #000000" style:shadow="non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style:border-line-width-bottom="0.0008in 0.0138in 0.0008in" fo:padding="0in" fo:border-left="none" fo:border-right="none" fo:border-top="none" fo:border-bottom="0.0154in double #000000" style:shadow="none">
        <style:tab-stops/>
        <style:drop-cap/>
        <style:background-image/>
      </style:paragraph-properties>
      <style:text-properties fo:font-size="16pt" fo:font-style="normal" style:text-underline-style="none"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top="0in" fo:margin-bottom="0.0799in" style:page-number="auto" fo:background-color="transparent" fo:padding="0in" fo:border-left="none" fo:border-right="none" fo:border-top="none" fo:border-bottom="0.0071in solid #999999" style:shadow="none">
        <style:tab-stops>
          <style:tab-stop style:position="3in" style:type="right"/>
        </style:tab-stops>
        <style:background-image/>
      </style:paragraph-properties>
      <style:text-properties fo:font-size="14pt" style:text-underline-style="none"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in" fo:margin-bottom="0.1965in" style:text-autospace="none"/>
      <style:text-properties style:use-window-font-color="true" style:text-outline="false" style:text-line-through-style="none" style:font-name="DejaVu LGC Sans" fo:font-size="31.5pt" fo:font-style="normal" fo:text-shadow="none" style:text-underline-style="none" fo:font-weight="normal" style:letter-kerning="true" style:font-name-asian="DejaVu LGC Sans" style:font-size-asian="31.5pt" style:font-style-asian="normal" style:font-weight-asian="normal" style:font-name-complex="DejaVu LGC Sans" style:font-size-complex="31.5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in" fo:margin-bottom="0.1575in"/>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83in"/>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8in"/>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DejaVu LGC Sans" fo:font-size="44pt" fo:font-style="normal" fo:text-shadow="none" style:text-underline-style="none" fo:font-weight="normal" style:letter-kerning="true" style:font-name-asian="DejaVu LGC Sans" style:font-size-asian="44pt" style:font-style-asian="normal" style:font-weight-asian="normal" style:font-name-complex="DejaVu LGC Sans"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DejaVu LGC Sans" fo:font-size="32pt" fo:font-style="normal" fo:text-shadow="none" style:text-underline-style="none" fo:font-weight="normal" style:letter-kerning="true" style:font-name-asian="DejaVu LGC Sans" style:font-size-asian="32pt" style:font-style-asian="normal" style:font-weight-asian="normal" style:font-name-complex="DejaVu LGC Sans"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font-name="DejaVu LGC Sans" fo:font-size="20pt" fo:font-style="normal" fo:text-shadow="none" style:text-underline-style="none" fo:font-weight="normal" style:letter-kerning="true" style:font-name-asian="DejaVu LGC Sans" style:font-size-asian="20pt" style:font-style-asian="normal" style:font-weight-asian="normal" style:font-name-complex="DejaVu LGC Sans"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LGC Sans" fo:font-size="18pt" fo:font-style="normal" fo:text-shadow="none" style:text-underline-style="none" fo:font-weight="normal" style:letter-kerning="true" style:font-name-asian="DejaVu LGC Sans" style:font-size-asian="18pt" style:font-style-asian="normal" style:font-weight-asian="normal" style:font-name-complex="DejaVu LGC Sans"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font-name="DejaVu LGC Sans" fo:font-size="44pt" fo:font-style="normal" fo:text-shadow="none" style:text-underline-style="none" fo:font-weight="normal" style:letter-kerning="true" style:font-name-asian="DejaVu LGC Sans" style:font-size-asian="44pt" style:font-style-asian="normal" style:font-weight-asian="normal" style:font-name-complex="DejaVu LGC Sans" style:font-size-complex="44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DejaVu LGC Sans" fo:font-size="20pt" fo:font-style="normal" fo:text-shadow="none" style:text-underline-style="none" fo:font-weight="normal" style:letter-kerning="true" style:font-name-asian="DejaVu LGC Sans" style:font-size-asian="20pt" style:font-style-asian="normal" style:font-weight-asian="normal" style:font-name-complex="DejaVu LGC Sans"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in" fo:margin-bottom="0.1965in" style:text-autospace="none"/>
      <style:text-properties style:use-window-font-color="true" style:text-outline="false" style:text-line-through-style="none" style:font-name="DejaVu LGC Sans" fo:font-size="31.5pt" fo:font-style="normal" fo:text-shadow="none" style:text-underline-style="none" fo:font-weight="normal" style:letter-kerning="true" style:font-name-asian="DejaVu LGC Sans" style:font-size-asian="31.5pt" style:font-style-asian="normal" style:font-weight-asian="normal" style:font-name-complex="DejaVu LGC Sans" style:font-size-complex="31.5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text-properties fo:font-size="28pt" style:font-size-asian="28pt" style:font-size-complex="28pt"/>
    </style:style>
    <style:style style:name="Outline_20_3" style:display-name="Outline 3" style:family="paragraph" style:parent-style-name="Outline_20_2">
      <style:paragraph-properties fo:margin-top="0in" fo:margin-bottom="0.1181in"/>
      <style:text-properties fo:font-size="24pt" style:font-size-asian="24pt" style:font-size-complex="24pt"/>
    </style:style>
    <style:style style:name="Outline_20_4" style:display-name="Outline 4" style:family="paragraph" style:parent-style-name="Outline_20_3">
      <style:paragraph-properties fo:margin-top="0in" fo:margin-bottom="0.0783in"/>
      <style:text-properties fo:font-size="20pt" style:font-size-asian="20pt" style:font-size-complex="20pt"/>
    </style:style>
    <style:style style:name="Outline_20_5" style:display-name="Outline 5" style:family="paragraph" style:parent-style-name="Outline_20_4">
      <style:paragraph-properties fo:margin-top="0in" fo:margin-bottom="0.0398in"/>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Heading_20_5" style:display-name="Heading 5" style:family="paragraph" style:parent-style-name="Heading" style:next-style-name="Text_20_body" style:default-outline-level="5" style:class="text">
      <style:paragraph-properties fo:margin-left="0.3in" fo:margin-right="0in" fo:text-indent="0in" style:auto-text-indent="false"/>
      <style:text-properties fo:font-size="13pt"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3in" fo:margin-right="0in" fo:text-indent="0in" style:auto-text-indent="false"/>
      <style:text-properties fo:font-size="12pt" fo:font-style="italic" fo:font-weight="normal" style:font-size-asian="75%" style:font-weight-asian="bold" style:font-size-complex="7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left="0.2in" fo:margin-right="0in" fo:text-indent="0in" style:auto-text-indent="false"/>
      <style:text-properties fo:font-size="13pt" fo:font-style="normal" fo:font-weight="bold" style:font-size-asian="85%" style:font-style-asian="italic" style:font-weight-asian="normal" style:font-size-complex="85%" style:font-style-complex="italic" style:font-weight-complex="normal"/>
    </style:style>
    <style:style style:name="Question" style:family="paragraph" style:parent-style-name="Standard" style:class="text">
      <style:text-properties fo:font-size="10pt" fo:background-color="#ffff00"/>
    </style:style>
    <style:style style:name="Todo" style:family="paragraph" style:parent-style-name="Standard" style:class="text">
      <style:text-properties fo:background-color="#0093d9"/>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Liberation Mono" fo:font-size="10pt" style:font-name-asian="DejaVu LGC Sans Mono" style:font-size-asian="10pt" style:font-name-complex="Liberation Mono" style:font-size-complex="10pt"/>
    </style:style>
    <style:style style:name="indent" style:family="paragraph" style:parent-style-name="Text_20_body_20_indent" style:class="text">
      <style:paragraph-properties fo:margin-left="0.5in" fo:margin-right="0in" fo:text-indent="0in" style:auto-text-indent="false"/>
    </style:style>
    <style:style style:name="code" style:family="paragraph" style:parent-style-name="Text_20_body" style:class="text" style:master-page-name="">
      <style:paragraph-properties fo:margin-top="0in" fo:margin-bottom="0in" style:page-number="auto"/>
      <style:text-properties style:font-name="Courier" fo:font-size="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Rubies" style:family="text">
      <style:text-properties fo:font-size="10pt" style:text-underline-style="none" style:font-size-asian="6pt" style:font-size-complex="6pt" style:text-emphasize="none"/>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Endnote_20_Symbol" style:display-name="Endnote Symbol" style:family="text"/>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Teletype" style:family="text">
      <style:text-properties style:font-name="Courier New1" style:font-name-asian="Courier New1" style:font-name-complex="Courier New1"/>
    </style:style>
    <style:style style:name="Source_20_Text" style:display-name="Source Text" style:family="text">
      <style:text-properties style:font-name="Liberation Mono" style:font-name-asian="DejaVu LGC Sans Mono" style:font-name-complex="Liberation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fo:text-align="start" style:justify-single-word="false"/>
    </style:style>
    <style:page-layout style:name="Mpm1">
      <style:page-layout-properties fo:page-width="8.5in" fo:page-height="14in" style:num-format="1" style:print-orientation="portrait" fo:margin-top="0.7874in" fo:margin-bottom="0.7874in" fo:margin-left="0.7874in" fo:margin-right="0.7874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s/>Sample Tracking: Search</text:p>
      </style:header>
      <style:footer>
        <text:p text:style-name="MP2"><text:page-number text:select-page="current">10</text:page-number>/<text:page-count>10</text:page-count></text:p>
      </style:footer>
      <style:footer-left>
        <text:p text:style-name="MP3"><text:page-number text:select-page="current">10</text:page-number>/<text:page-count>10</text:page-count></text:p>
      </style:footer-lef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1-08-10T14:20:16</meta:creation-date>
    <meta:editing-duration>PT220H02M00S</meta:editing-duration>
    <meta:editing-cycles>16</meta:editing-cycles>
    <meta:generator>OpenOffice.org/3.1$Unix OpenOffice.org_project/310m19$Build-9420</meta:generator>
    <dc:title>spec</dc:title>
    <meta:initial-creator>Peter Edworthy</meta:initial-creator>
    <dc:date>2012-03-30T16:00:03</dc:date>
    <dc:creator>Peter Edworthy</dc:creator>
    <meta:document-statistic meta:table-count="0" meta:image-count="0" meta:object-count="0" meta:page-count="10" meta:paragraph-count="313" meta:word-count="2983" meta:character-count="20062"/>
    <meta:template xlink:type="simple" xlink:actuate="onRequest" xlink:title="spec" xlink:href="../../../Library/Application%20Support/OpenOffice.org/3/user/template/spec1.ott" meta:date="2011-08-10T14:20:14"/>
  </office:meta>
</office:document-meta>
</file>